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1cm" style:rel-column-width="3449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799cm" style:rel-column-width="6205*"/>
    </style:style>
    <style:style style:name="Tabella4.F" style:family="table-column">
      <style:table-column-properties style:column-width="1.201cm" style:rel-column-width="4143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8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8pt" fo:font-style="normal" fo:font-weight="normal" officeooo:paragraph-rsid="00277ea5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a87d4" style:font-size-asian="8pt" style:font-style-asian="normal" style:font-weight-asian="normal" style:font-name-complex="Lucida Sans2" style:font-size-complex="8pt" style:font-style-complex="normal" style:font-weight-complex="normal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8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9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0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25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26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27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P28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9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30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P31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P32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3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4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35" style:family="paragraph" style:parent-style-name="Header">
      <style:text-properties officeooo:paragraph-rsid="00130f00"/>
    </style:style>
    <style:style style:name="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3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P41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P50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51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52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3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54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55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6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7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8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59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0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P61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2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3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6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Calibri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71" style:family="paragraph" style:parent-style-name="Table_20_Contents">
      <style:paragraph-properties fo:text-align="center" style:justify-single-word="false" style:text-autospace="none"/>
      <style:text-properties style:font-name="Ca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2" style:family="paragraph" style:parent-style-name="Table_20_Contents">
      <style:paragraph-properties fo:text-align="end" style:justify-single-word="false" style:text-autospace="none"/>
      <style:text-properties style:font-name="Ca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3" style:family="paragraph" style:parent-style-name="Table_20_Contents">
      <style:paragraph-properties fo:text-align="end" style:justify-single-word="false" style:text-autospace="none"/>
      <style:text-properties style:font-name="Calibri" fo:font-size="8pt" fo:font-style="normal" fo:font-weight="normal" officeooo:paragraph-rsid="002a87d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4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6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officeooo:rsid="003e813b"/>
    </style:style>
    <style:style style:name="T4" style:family="text">
      <style:text-properties officeooo:rsid="00404860"/>
    </style:style>
    <style:style style:name="T5" style:family="text">
      <style:text-properties style:font-name="Calibri" fo:font-size="5pt" style:font-size-asian="5pt" style:font-size-complex="5pt"/>
    </style:style>
    <style:style style:name="T6" style:family="text">
      <style:text-properties style:font-name="Calibri" fo:font-size="5pt" officeooo:rsid="003c49d0" style:font-size-asian="5pt" style:font-size-complex="5pt"/>
    </style:style>
    <style:style style:name="T7" style:family="text">
      <style:text-properties fo:font-size="5pt" style:font-size-asian="5pt" style:font-size-complex="5pt"/>
    </style:style>
    <style:style style:name="T8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9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0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1" style:family="text">
      <style:text-properties fo:color="#221f1f" fo:letter-spacing="-0.007cm" fo:font-style="italic" style:font-style-asian="italic" style:font-name-complex="Lucida Sans2" style:font-style-complex="italic"/>
    </style:style>
    <style:style style:name="T12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T13" style:family="text">
      <style:text-properties officeooo:rsid="0032ee30"/>
    </style:style>
    <style:style style:name="T14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row>
          <table:table-cell table:style-name="Tabella4.A1" office:value-type="string">
            <text:p text:style-name="P17">COD. ARTICOLO</text:p>
          </table:table-cell>
          <table:table-cell table:style-name="Tabella4.A1" office:value-type="string">
            <text:p text:style-name="P18">DESCRIZIONE ARTICOLO</text:p>
          </table:table-cell>
          <table:table-cell table:style-name="Tabella4.A1" office:value-type="string">
            <text:p text:style-name="P19">U.M.<text:span text:style-name="T16"> <text:s text:c="9"/></text:span></text:p>
          </table:table-cell>
          <table:table-cell table:style-name="Tabella4.A1" office:value-type="string">
            <text:p text:style-name="P19">QUANTITA' <text:s text:c="17"/></text:p>
          </table:table-cell>
          <table:table-cell table:style-name="Tabella4.A1" office:value-type="string">
            <text:p text:style-name="P19">PREZZO <text:s text:c="21"/></text:p>
          </table:table-cell>
          <table:table-cell table:style-name="Tabella4.A1" office:value-type="string">
            <text:p text:style-name="P20">SC. %</text:p>
          </table:table-cell>
          <table:table-cell table:style-name="Tabella4.A1" office:value-type="string">
            <text:p text:style-name="P20">IMPORTO</text:p>
          </table:table-cell>
          <table:table-cell table:style-name="Tabella4.H1" office:value-type="string">
            <text:p text:style-name="P20">IVA</text:p>
          </table:table-cell>
        </table:table-row>
        <table:table-row>
          <table:table-cell table:style-name="Tabella4.A2" table:number-columns-spanned="8" office:value-type="string">
            <text:p text:style-name="P6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10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70"><text:placeholder text:placeholder-type="text">&lt;line.name or ''&gt;</text:placeholder></text:p>
          </table:table-cell>
          <table:table-cell table:style-name="Tabella4.A3" office:value-type="string">
            <text:p text:style-name="P71"><text:placeholder text:placeholder-type="text">&lt;line.uos_id and line.uos_id.name or ''&gt;</text:placeholder></text:p>
          </table:table-cell>
          <table:table-cell table:style-name="Tabella4.A3" office:value-type="string">
            <text:p text:style-name="P76"><text:placeholder text:placeholder-type="text">&lt;if test="line.quantity != 0.00"&gt;</text:placeholder><text:placeholder text:placeholder-type="text">&lt;italian_number(line.quantity, precision=2)&gt;</text:placeholder><text:placeholder text:placeholder-type="text">&lt;/if&gt;</text:placeholder></text:p>
          </table:table-cell>
          <table:table-cell table:style-name="Tabella4.A3" office:value-type="string">
            <text:p text:style-name="P73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16"><text:span text:style-name="T15"><text:placeholder text:placeholder-type="text">&lt;if test="line.discount != 0.00"&gt;</text:placeholder></text:span><text:placeholder text:placeholder-type="text">&lt;formatLang(line.discount)&gt;</text:placeholder><text:span text:style-name="T15"><text:placeholder text:placeholder-type="text">&lt;/if&gt;</text:placeholder></text:span></text:p>
          </table:table-cell>
          <table:table-cell table:style-name="Tabella4.A3" office:value-type="string">
            <text:p text:style-name="P73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72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2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6" style:family="paragraph" style:parent-style-name="Standard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8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MP9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0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1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4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6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18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M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2" style:font-size-complex="8pt" style:font-style-complex="italic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2" style:font-size-complex="8pt" style:font-style-complex="italic" style:font-weight-complex="normal"/>
    </style:style>
    <style:style style:name="MP39" style:family="paragraph" style:parent-style-name="Header">
      <style:text-properties officeooo:paragraph-rsid="00130f00"/>
    </style:style>
    <style:style style:name="MP40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41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2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43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4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5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6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7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8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9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50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MP53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4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5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6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7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8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9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0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1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2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officeooo:rsid="003c49d0"/>
    </style:style>
    <style:style style:name="MT3" style:family="text">
      <style:text-properties officeooo:rsid="003e813b"/>
    </style:style>
    <style:style style:name="MT4" style:family="text">
      <style:text-properties officeooo:rsid="00404860"/>
    </style:style>
    <style:style style:name="MT5" style:family="text">
      <style:text-properties style:font-name="Calibri" fo:font-size="5pt" style:font-size-asian="5pt" style:font-size-complex="5pt"/>
    </style:style>
    <style:style style:name="MT6" style:family="text">
      <style:text-properties style:font-name="Calibri" fo:font-size="5pt" officeooo:rsid="003c49d0" style:font-size-asian="5pt" style:font-size-complex="5pt"/>
    </style:style>
    <style:style style:name="MT7" style:family="text">
      <style:text-properties fo:font-size="5pt" style:font-size-asian="5pt" style:font-size-complex="5pt"/>
    </style:style>
    <style:style style:name="MT8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9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0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1" style:family="text">
      <style:text-properties fo:color="#221f1f" fo:letter-spacing="-0.007cm" fo:font-style="italic" style:font-style-asian="italic" style:font-name-complex="Lucida Sans2" style:font-style-complex="italic"/>
    </style:style>
    <style:style style:name="MT12" style:family="text">
      <style:text-properties fo:color="#221f1f" fo:letter-spacing="-0.007cm" fo:font-style="italic" fo:background-color="transparent" loext:char-shading-value="0" style:font-style-asian="italic" style:font-name-complex="Lucida Sans2" style:font-style-complex="italic"/>
    </style:style>
    <style:style style:name="MT13" style:family="text">
      <style:text-properties officeooo:rsid="0032ee30"/>
    </style:style>
    <style:style style:name="MT14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MT15" style:family="text">
      <style:text-properties fo:background-color="transparent" loext:char-shading-value="0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placeholder text:placeholder-type="text">&lt;o.partner_id.country_id.name or ''&gt;</text:placeholder></text:p>
              <text:p text:style-name="MP7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8">Sinfocom s.r.l.</text:p>
              <text:p text:style-name="MP9">Via Giuseppe Lunghi, 89 - 06135 – Perugia</text:p>
              <text:p text:style-name="MP9">Tel +390757750400 - Fax +390757823961</text:p>
              <text:p text:style-name="MP10"><text:span text:style-name="MT2">Codice Fiscale e </text:span>P<text:span text:style-name="MT2">artita </text:span>Iva 03462100540</text:p>
              <text:p text:style-name="MP11">Registro Imprese <text:span text:style-name="MT3">di Perugia N° 03462100540 </text:span></text:p>
              <text:p text:style-name="MP11"><text:span text:style-name="MT3">REA </text:span>N° PG-290910</text:p>
              <text:p text:style-name="MP12">C.<text:span text:style-name="MT4">S.</text:span> € <text:span text:style-name="MT4">1</text:span>0.000,00</text:p>
              <text:p text:style-name="MP13"><text:a xlink:type="simple" xlink:href="http://www.sinfocom.it/" text:style-name="Internet_20_link" text:visited-style-name="Visited_20_Internet_20_Link"><text:span text:style-name="MT5">http://www.sinfocom.it</text:span></text:a><text:span text:style-name="MT5"> - </text:span><text:span text:style-name="MT6">e</text:span><text:span text:style-name="MT5">mail </text:span><text:a xlink:type="simple" xlink:href="mailto:info@sinfocom.it" text:style-name="Internet_20_link" text:visited-style-name="Visited_20_Internet_20_Link"><text:span text:style-name="MT5">info@sinfocom.it</text:span></text:a></text:p>
              <text:p text:style-name="MP14"><text:span text:style-name="MT7">Pec </text:span><text:a xlink:type="simple" xlink:href="mailto:sinfocom@legalmail.it" text:style-name="Internet_20_link" text:visited-style-name="Visited_20_Internet_20_Link"><text:span text:style-name="MT7">sinfocom@legalmail.it</text:span></text:a></text:p>
              <text:p text:style-name="MP10"/>
              <text:p text:style-name="MP14"/>
              <text:p text:style-name="MP15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6">DESTINAZIONE SE DIVERSA</text:p>
              <text:p text:style-name="MP17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8">PARTITA IVA e/o CODICE FISCALE</text:p>
              <text:p text:style-name="MP19"><text:placeholder text:placeholder-type="text">&lt;o.partner_id.vat or ''&gt;</text:placeholder></text:p>
            </table:table-cell>
            <table:table-cell table:style-name="Tabella3.A2" office:value-type="string">
              <text:p text:style-name="MP18">CODICE CLIENTE</text:p>
              <text:p text:style-name="MP20"><text:placeholder text:placeholder-type="text">&lt;o.partner_id.id or ''&gt;</text:placeholder></text:p>
            </table:table-cell>
            <table:table-cell table:style-name="Tabella3.A2" office:value-type="string">
              <text:p text:style-name="MP18">AGENTE</text:p>
              <text:p text:style-name="MP21"/>
            </table:table-cell>
            <table:table-cell table:style-name="Tabella3.D2" table:number-columns-spanned="2" office:value-type="string">
              <text:p text:style-name="MP22">TIPO DOCUMENTO</text:p>
              <text:p text:style-name="MP23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4">CODICE PAGAMENTO</text:p>
              <text:p text:style-name="MP25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26">PAG</text:p>
              <text:p text:style-name="MP27"><text:page-number text:select-page="current">2</text:page-number>/<text:page-count>2</text:page-count> </text:p>
            </table:table-cell>
            <table:table-cell table:style-name="Tabella3.A2" office:value-type="string">
              <text:p text:style-name="MP28">N° DOCUMENTO</text:p>
              <text:p text:style-name="MP29"><text:placeholder text:placeholder-type="text">&lt;o.number or ''&gt;</text:placeholder></text:p>
            </table:table-cell>
            <table:table-cell table:style-name="Tabella3.D2" office:value-type="string">
              <text:p text:style-name="MP28">DATA DOCUMENTO</text:p>
              <text:p text:style-name="MP30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1">BANCA APPOGGIO</text:p>
              <text:p text:style-name="MP32"><text:span text:style-name="MT8"><text:placeholder text:placeholder-type="text">&lt;if test="o.partner_bank_id"&gt;</text:placeholder></text:span><text:span text:style-name="MT9"><text:placeholder text:placeholder-type="text">&lt;o.partner_bank_id.bank.name&gt;</text:placeholder></text:span><text:span text:style-name="MT10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33">IBAN</text:p>
              <text:p text:style-name="MP34"><text:placeholder text:placeholder-type="text">&lt;o.company_id.partner_id.bank_ids and o.company_id.partner_id.bank_ids[0].iban or ''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6">SCADENZE</text:p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11"><text:text-input text:description="&lt;formatLang(move_line.date_maturity,date='true')&gt;">$4400</text:text-input></text:span><text:span text:style-name="MT11"> - </text:span><text:span text:style-name="MT12"><text:placeholder text:placeholder-type="text">&lt;o.currency_id.symbol or ''&gt;</text:placeholder></text:span><text:span text:style-name="MT12"> </text:span><text:span text:style-name="MT11"><text:text-input text:description="&lt;formatLang(move_line.debit)&gt;">$4400</text:text-input></text:span></text:p>
              <text:p text:style-name="MP37"><text:span text:style-name="MT11"><text:text-input text:description="&lt;/if&gt;">end if</text:text-input></text:span><text:span text:style-name="MT11"> </text:span></text:p>
              <text:p text:style-name="MP38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9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40">ANNOTAZIONI</text:p>
              <text:p text:style-name="MP41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2">IMPONIBILE</text:p>
            </table:table-cell>
            <table:table-cell table:style-name="Tabella5.A1" office:value-type="string">
              <text:p text:style-name="MP42">IVA</text:p>
            </table:table-cell>
            <table:table-cell table:style-name="Tabella5.I1" office:value-type="string">
              <text:p text:style-name="MP43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5"><text:placeholder text:placeholder-type="text">&lt;italian_number(line.base) or ''&gt;</text:placeholder></text:p>
            </table:table-cell>
            <table:table-cell table:style-name="Tabella5.G3" table:number-rows-spanned="2" office:value-type="string">
              <text:p text:style-name="MP46"><text:placeholder text:placeholder-type="text">&lt;line.name.replace('(debito)','').replace('(credito)','') or ''&gt;</text:placeholder></text:p>
            </table:table-cell>
            <table:table-cell table:style-name="Tabella5.G2" table:number-rows-spanned="2" office:value-type="string">
              <text:p text:style-name="MP47"><text:placeholder text:placeholder-type="text">&lt;italian_number(line.amount) or ''&gt;</text:placeholder></text:p>
            </table:table-cell>
          </table:table-row>
          <table:table-row>
            <table:table-cell table:style-name="Tabella5.G3" table:number-rows-spanned="2" office:value-type="string">
              <text:p text:style-name="MP48">CAUSALE</text:p>
            </table:table-cell>
            <table:table-cell table:style-name="Tabella5.G3" table:number-rows-spanned="2" office:value-type="string">
              <text:p text:style-name="MP49">% <text:span text:style-name="MT13">SC.</text:span></text:p>
            </table:table-cell>
            <table:table-cell table:style-name="Tabella5.G3" table:number-rows-spanned="2" office:value-type="string">
              <text:p text:style-name="MP48">IMPORTO SCONTO</text:p>
            </table:table-cell>
            <table:table-cell table:style-name="Tabella5.G3" table:number-rows-spanned="2" office:value-type="string">
              <text:p text:style-name="MP48">TOTALE MERCE</text:p>
            </table:table-cell>
            <table:table-cell table:style-name="Tabella5.G3" table:number-rows-spanned="2" table:number-columns-spanned="2" office:value-type="string">
              <text:p text:style-name="MP50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1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8">ASPETTO DEI BENI</text:p>
              <text:p text:style-name="MP52"/>
            </table:table-cell>
            <table:covered-table-cell/>
            <table:table-cell table:style-name="Tabella5.G3" office:value-type="string">
              <text:p text:style-name="MP48">N. COLLI</text:p>
              <text:p text:style-name="MP52"/>
            </table:table-cell>
            <table:table-cell table:style-name="Tabella5.G3" office:value-type="string">
              <text:p text:style-name="MP48">TRASPORTO</text:p>
              <text:p text:style-name="MP52"/>
            </table:table-cell>
            <table:table-cell table:style-name="Tabella5.G3" table:number-columns-spanned="2" office:value-type="string">
              <text:p text:style-name="MP50">RIMBORSI</text:p>
              <text:p text:style-name="MP53"/>
            </table:table-cell>
            <table:covered-table-cell/>
            <table:table-cell table:style-name="Tabella5.G3" office:value-type="string">
              <text:p text:style-name="MP54">TOTALE IMPONIBILE</text:p>
              <text:p text:style-name="MP55"><text:placeholder text:placeholder-type="text">&lt;italian_number(o.amount_untaxed, precision=2)&gt;</text:placeholder></text:p>
            </table:table-cell>
            <table:table-cell table:style-name="Tabella5.G2" table:number-columns-spanned="2" office:value-type="string">
              <text:p text:style-name="MP56">TOTALE IVA</text:p>
              <text:p text:style-name="MP57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5.A1" office:value-type="string">
              <text:p text:style-name="MP56">TRASPORTO CURA DEL</text:p>
              <text:p text:style-name="MP58"><text:s/></text:p>
            </table:table-cell>
            <table:table-cell table:style-name="Tabella5.A1" table:number-columns-spanned="2" office:value-type="string">
              <text:p text:style-name="MP56">INIZIO TRASPORTO</text:p>
              <text:p text:style-name="MP58"/>
            </table:table-cell>
            <table:covered-table-cell/>
            <table:table-cell table:style-name="Tabella5.A1" table:number-columns-spanned="2" office:value-type="string">
              <text:p text:style-name="MP59">FIRMA DEL CONDUCENTE</text:p>
              <text:p text:style-name="MP60"/>
            </table:table-cell>
            <table:covered-table-cell/>
            <table:table-cell table:style-name="Tabella5.A1" table:number-columns-spanned="2" office:value-type="string">
              <text:p text:style-name="MP61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6">TOTALE DOCUMENTO</text:p>
              <text:p text:style-name="MP56"/>
              <text:p text:style-name="MP62"><text:span text:style-name="MT14"><text:placeholder text:placeholder-type="text">&lt;o.currency_id.symbol or ''&gt;</text:placeholder></text:span> <text:span text:style-name="MT15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6">VETTORI, RAGIONE SOCIALE E INDIRIZZO</text:p>
              <text:p text:style-name="MP58"><text:s/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6">FIRMA DEL VETTORE</text:p>
              <text:p text:style-name="MP58"/>
            </table:table-cell>
            <table:covered-table-cell/>
            <table:table-cell table:style-name="Tabella5.G3" table:number-columns-spanned="2" office:value-type="string">
              <text:p text:style-name="MP59">DATA E ORA RITIRO</text:p>
              <text:p text:style-name="MP60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3">I Vs. dati anagrafici sono da noi considerati esatti sotto la Vs. responsabilità, salvo diversa comunicazione, come previsto dall'art. 41 DPR 26/10/72 n° 633.</text:p>
              <text:p text:style-name="MP63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6-01-07T15:54:14.897000000</dc:date>
    <meta:print-date>2015-11-01T17:36:21.213000000</meta:print-date>
    <meta:editing-cycles>31</meta:editing-cycles>
    <meta:editing-duration>PT4H59M4S</meta:editing-duration>
    <meta:document-statistic meta:table-count="5" meta:image-count="1" meta:object-count="0" meta:page-count="2" meta:paragraph-count="96" meta:word-count="310" meta:character-count="2735" meta:non-whitespace-character-count="2474"/>
    <meta:template xlink:type="simple" xlink:actuate="onRequest" xlink:title="" xlink:href="../Carta%20Intestata%20Sinfocom%20Versione%202.odt/Normal"/>
  </office:meta>
</office:document-meta>
</file>